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19.0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021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2.036cm" fo:min-width="4.072cm"/>
    </style:style>
    <style:style style:name="gr5" style:family="graphic" style:parent-style-name="standard">
      <style:graphic-properties draw:stroke="none" svg:stroke-color="#000000" draw:fill="solid" draw:fill-color="#729fc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ff3300" draw:fill-color="#ffffff" draw:textarea-horizontal-align="justify" draw:textarea-vertical-align="middle" draw:auto-grow-height="false" fo:min-height="13.847cm" fo:min-width="15.375cm"/>
    </style:style>
    <style:style style:name="gr9" style:family="graphic" style:parent-style-name="standard">
      <style:graphic-properties svg:stroke-color="#ff3300" draw:fill-color="#ffffff" draw:textarea-horizontal-align="justify" draw:textarea-vertical-align="middle" draw:auto-grow-height="false" fo:min-height="13.847cm" fo:min-width="2.929cm"/>
    </style:style>
    <style:style style:name="gr10" style:family="graphic" style:parent-style-name="standard">
      <style:graphic-properties draw:stroke="none" draw:marker-start="" draw:fill-color="#ff3300" draw:textarea-horizontal-align="justify" draw:textarea-vertical-align="middle" draw:auto-grow-height="false" fo:min-height="2.163cm" fo:min-width="19.09cm"/>
    </style:style>
    <style:style style:name="gr11" style:family="graphic" style:parent-style-name="standard">
      <style:graphic-properties svg:stroke-color="#ffcc00" draw:fill-color="#ffcc00" draw:textarea-horizontal-align="justify" draw:textarea-vertical-align="middle" draw:auto-grow-height="false" fo:min-height="3.052cm" fo:min-width="4.072cm"/>
    </style:style>
    <style:style style:name="gr12" style:family="graphic" style:parent-style-name="standard">
      <style:graphic-properties svg:stroke-color="#ffcc00" draw:fill-color="#ffcc00" draw:textarea-horizontal-align="justify" draw:textarea-vertical-align="middle" draw:auto-grow-height="false" fo:min-height="2.036cm" fo:min-width="4.072cm"/>
    </style:style>
    <style:style style:name="gr13" style:family="graphic" style:parent-style-name="standard">
      <style:graphic-properties draw:stroke="none" svg:stroke-color="#000000" draw:fill="solid" draw:fill-color="#ff3300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036cm" fo:min-width="8.02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036cm" fo:min-width="3.597cm"/>
    </style:style>
    <style:style style:name="gr16" style:family="graphic" style:parent-style-name="standard">
      <style:graphic-properties svg:stroke-color="#ffcc00" draw:fill-color="#ffffff" draw:textarea-horizontal-align="justify" draw:textarea-vertical-align="middle" draw:auto-grow-height="false" fo:min-height="10.672cm" fo:min-width="15.375cm"/>
    </style:style>
    <style:style style:name="gr17" style:family="graphic" style:parent-style-name="standard">
      <style:graphic-properties draw:stroke="none" draw:marker-start="" draw:fill-color="#ffcc00" draw:textarea-horizontal-align="justify" draw:textarea-vertical-align="middle" draw:auto-grow-height="false" fo:min-height="2.163cm" fo:min-width="19.09cm"/>
    </style:style>
    <style:style style:name="gr18" style:family="graphic" style:parent-style-name="standard">
      <style:graphic-properties draw:stroke="none" svg:stroke-color="#ffffff" draw:fill-color="#ccff00" draw:textarea-horizontal-align="justify" draw:textarea-vertical-align="middle" draw:auto-grow-height="false" fo:min-height="3.052cm" fo:min-width="4.072cm"/>
    </style:style>
    <style:style style:name="gr19" style:family="graphic" style:parent-style-name="standard">
      <style:graphic-properties svg:stroke-color="#ffffff" draw:fill-color="#66ff00" draw:textarea-horizontal-align="justify" draw:textarea-vertical-align="middle" draw:auto-grow-height="false" fo:min-height="2.036cm" fo:min-width="4.072cm"/>
    </style:style>
    <style:style style:name="gr20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0.712cm" fo:min-width="0cm"/>
    </style:style>
    <style:style style:name="gr21" style:family="graphic" style:parent-style-name="standard">
      <style:graphic-properties svg:stroke-color="#ffffff" draw:fill-color="#00cc00" draw:textarea-horizontal-align="justify" draw:textarea-vertical-align="middle" draw:auto-grow-height="false" fo:min-height="2.036cm" fo:min-width="4.072cm"/>
    </style:style>
    <style:style style:name="gr22" style:family="graphic" style:parent-style-name="standard">
      <style:graphic-properties svg:stroke-color="#ccff00" draw:fill-color="#ffffff" draw:textarea-horizontal-align="justify" draw:textarea-vertical-align="middle" draw:auto-grow-height="false" fo:min-height="6.019cm" fo:min-width="15.375cm"/>
    </style:style>
    <style:style style:name="gr23" style:family="graphic" style:parent-style-name="standard">
      <style:graphic-properties draw:stroke="none" svg:stroke-color="#000000" draw:fill="solid" draw:fill-color="#ccff00" draw:textarea-horizontal-align="left" draw:auto-grow-height="true" draw:auto-grow-width="false" fo:min-height="0.712cm" fo:min-width="0cm"/>
    </style:style>
    <style:style style:name="gr24" style:family="graphic" style:parent-style-name="standard">
      <style:graphic-properties svg:stroke-color="#ccff00" draw:fill-color="#ffffff" draw:textarea-horizontal-align="justify" draw:textarea-vertical-align="middle" draw:auto-grow-height="false" fo:min-height="3.433cm" fo:min-width="15.375cm"/>
    </style:style>
    <style:style style:name="gr25" style:family="graphic" style:parent-style-name="standard">
      <style:graphic-properties svg:stroke-color="#66ffff" draw:fill-color="#ffffff" draw:textarea-horizontal-align="justify" draw:textarea-vertical-align="middle" draw:auto-grow-height="false" fo:min-height="7.589cm" fo:min-width="15.375cm"/>
    </style:style>
    <style:style style:name="gr26" style:family="graphic" style:parent-style-name="standard">
      <style:graphic-properties draw:stroke="none" draw:marker-start="" draw:fill-color="#66ffff" draw:textarea-horizontal-align="justify" draw:textarea-vertical-align="middle" draw:auto-grow-height="false" fo:min-height="2.163cm" fo:min-width="19.09cm"/>
    </style:style>
    <style:style style:name="gr27" style:family="graphic" style:parent-style-name="standard">
      <style:graphic-properties draw:stroke="none" svg:stroke-color="#000000" draw:fill="solid" draw:fill-color="#66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3300"/>
      <style:paragraph-properties fo:text-align="center"/>
    </style:style>
    <style:style style:name="P6" style:family="paragraph">
      <loext:graphic-properties draw:fill="solid" draw:fill-color="#729fc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330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loext:graphic-properties draw:fill="solid" draw:fill-color="#ff3300"/>
      <style:paragraph-properties fo:text-align="center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="none" draw:fill-color="#ffffff"/>
      <style:paragraph-properties fo:text-align="center"/>
      <style:text-properties fo:font-size="14pt"/>
    </style:style>
    <style:style style:name="P14" style:family="paragraph">
      <loext:graphic-properties draw:fill-color="#ffcc0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ccff00"/>
      <style:paragraph-properties fo:text-align="center"/>
    </style:style>
    <style:style style:name="P16" style:family="paragraph">
      <loext:graphic-properties draw:fill-color="#66ff00"/>
      <style:paragraph-properties fo:text-align="center"/>
    </style:style>
    <style:style style:name="P17" style:family="paragraph">
      <loext:graphic-properties draw:fill="solid" draw:fill-color="#ffcc00"/>
      <style:paragraph-properties fo:text-align="center"/>
    </style:style>
    <style:style style:name="P18" style:family="paragraph">
      <loext:graphic-properties draw:fill-color="#00cc00"/>
      <style:paragraph-properties fo:text-align="center"/>
    </style:style>
    <style:style style:name="P19" style:family="paragraph">
      <loext:graphic-properties draw:fill="solid" draw:fill-color="#ccff00"/>
    </style:style>
    <style:style style:name="P20" style:family="paragraph">
      <loext:graphic-properties draw:fill-color="#66ffff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solid" draw:fill-color="#66ffff"/>
      <style:paragraph-properties fo:text-align="center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.59cm" svg:height="2.413cm" svg:x="1cm" svg:y="1cm">
          <text:p text:style-name="P1"><text:span text:style-name="T1">Node scrip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96cm" svg:height="8.271cm" svg:x="7cm" svg:y="10.191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72cm" svg:height="2.286cm" svg:x="7.889cm" svg:y="11.207cm">
          <text:p text:style-name="P4">Config<text:line-break/>objec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2.286cm" svg:x="7.889cm" svg:y="15.207cm">
          <text:p text:style-name="P4">Node<text:line-break/>server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969cm" svg:height="0.962cm" svg:x="7.023cm" svg:y="18.57cm">
          <draw:text-box>
            <text:p>Node script</text:p>
          </draw:text-box>
        </draw:frame>
        <draw:frame draw:style-name="gr6" draw:text-style-name="P7" draw:layer="layout" svg:width="4.583cm" svg:height="0.962cm" svg:x="7.816cm" svg:y="8.891cm">
          <draw:text-box>
            <text:p>Command line</text:p>
          </draw:text-box>
        </draw:frame>
        <draw:line draw:style-name="gr7" draw:text-style-name="P8" draw:layer="layout" svg:x1="10.175cm" svg:y1="9.826cm" svg:x2="10.175cm" svg:y2="11.223cm">
          <text:p/>
        </draw:line>
        <draw:line draw:style-name="gr7" draw:text-style-name="P8" draw:layer="layout" svg:x1="10.175cm" svg:y1="13.509cm" svg:x2="10.175cm" svg:y2="15.16cm">
          <text:p/>
        </draw:line>
      </draw:page>
      <draw:page draw:name="page2" draw:style-name="dp1" draw:master-page-name="Standard">
        <draw:custom-shape draw:style-name="gr8" draw:text-style-name="P3" draw:layer="layout" svg:width="15.875cm" svg:height="14.097cm" svg:x="2.397cm" svg:y="5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429cm" svg:height="14.097cm" svg:x="2.397cm" svg:y="5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9.59cm" svg:height="2.413cm" svg:x="1cm" svg:y="1cm">
          <text:p text:style-name="P1"><text:span text:style-name="T1">Node Serv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72cm" svg:height="3.302cm" svg:x="6.842cm" svg:y="5.953cm">
          <text:p text:style-name="P4">Node<text:line-break/>manage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572cm" svg:height="2.286cm" svg:x="6.842cm" svg:y="10.017cm">
          <text:p text:style-name="P4">Wallet<text:line-break/>Handler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5.875cm" svg:height="0.962cm" svg:x="2.397cm" svg:y="19.27cm">
          <draw:text-box>
            <text:p text:style-name="P4"><text:s text:c="34"/>Node server</text:p>
          </draw:text-box>
        </draw:frame>
        <draw:custom-shape draw:style-name="gr14" draw:text-style-name="P8" draw:layer="layout" svg:width="8.525cm" svg:height="2.286cm" draw:transform="rotate (-1.5707963267949) translate (5.191cm 5.429cm)">
          <text:p text:style-name="P4">TCP Serv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097cm" svg:height="2.286cm" draw:transform="rotate (-1.5707963267949) translate (5.191cm 14.429cm)">
          <text:p text:style-name="P4">TCP Client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572cm" svg:height="2.286cm" svg:x="6.842cm" svg:y="12.938cm">
          <text:p text:style-name="P4">API<text:line-break/>Handl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72cm" svg:height="2.286cm" svg:x="6.842cm" svg:y="15.938cm">
          <text:p text:style-name="P4">Plugin<text:line-break/>Manager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191cm" svg:y1="7.35cm" svg:x2="6.842cm" svg:y2="7.35cm">
          <text:p/>
        </draw:line>
        <draw:line draw:style-name="gr7" draw:text-style-name="P8" draw:layer="layout" svg:x1="5.191cm" svg:y1="11.033cm" svg:x2="6.969cm" svg:y2="11.033cm">
          <text:p/>
        </draw:line>
        <draw:line draw:style-name="gr7" draw:text-style-name="P8" draw:layer="layout" svg:x1="5.191cm" svg:y1="13.446cm" svg:x2="6.842cm" svg:y2="13.446cm">
          <text:p/>
        </draw:line>
        <draw:frame draw:style-name="gr6" draw:text-style-name="P7" draw:layer="layout" svg:width="5.26cm" svg:height="0.962cm" svg:x="12.324cm" svg:y="13.47cm">
          <draw:text-box>
            <text:p>Extra commands</text:p>
          </draw:text-box>
        </draw:frame>
        <draw:frame draw:style-name="gr6" draw:text-style-name="P7" draw:layer="layout" svg:width="5.514cm" svg:height="0.962cm" svg:x="12.324cm" svg:y="10.67cm">
          <draw:text-box>
            <text:p>Wallet commands</text:p>
          </draw:text-box>
        </draw:frame>
        <draw:frame draw:style-name="gr6" draw:text-style-name="P7" draw:layer="layout" svg:width="5.506cm" svg:height="1.673cm" svg:x="12.324cm" svg:y="6.67cm">
          <draw:text-box>
            <text:p>Core commands, <text:line-break/>node logic</text:p>
          </draw:text-box>
        </draw:frame>
        <draw:frame draw:style-name="gr6" draw:text-style-name="P13" draw:layer="layout" svg:width="4.786cm" svg:height="1.916cm" svg:x="1.724cm" svg:y="21.27cm">
          <draw:text-box>
            <text:p text:style-name="P12">Interface<text:line-break/>(can be websocket,</text:p>
            <text:p text:style-name="P12">tcp, zeromq...)</text:p>
          </draw:text-box>
        </draw:frame>
        <draw:frame draw:style-name="gr6" draw:text-style-name="P7" draw:layer="layout" svg:width="4.481cm" svg:height="0.962cm" svg:x="12.324cm" svg:y="16.47cm">
          <draw:text-box>
            <text:p>Current object</text:p>
          </draw:text-box>
        </draw:frame>
        <draw:line draw:style-name="gr7" draw:text-style-name="P8" draw:layer="layout" svg:x1="4.175cm" svg:y1="21.047cm" svg:x2="4.175cm" svg:y2="18.761cm">
          <text:p/>
        </draw:line>
      </draw:page>
      <draw:page draw:name="page3" draw:style-name="dp1" draw:master-page-name="Standard">
        <draw:custom-shape draw:style-name="gr16" draw:text-style-name="P3" draw:layer="layout" svg:width="15.875cm" svg:height="10.922cm" svg:x="2.397cm" svg:y="4.46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9.59cm" svg:height="2.413cm" svg:x="1cm" svg:y="1cm">
          <text:p text:style-name="P1"><text:span text:style-name="T1">Node </text:span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572cm" svg:height="3.302cm" svg:x="3.442cm" svg:y="5.353cm">
          <text:p text:style-name="P4">Chain<text:line-break/>manager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572cm" svg:height="2.286cm" svg:x="3.442cm" svg:y="9.417cm">
          <text:p text:style-name="P4">mempool</text:p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5.748cm" svg:height="0.962cm" svg:x="2.397cm" svg:y="15.37cm">
          <draw:text-box>
            <text:p text:style-name="P4">Node Manager</text:p>
          </draw:text-box>
        </draw:frame>
        <draw:custom-shape draw:style-name="gr21" draw:text-style-name="P18" draw:layer="layout" svg:width="4.572cm" svg:height="2.286cm" svg:x="3.442cm" svg:y="12.338cm">
          <text:p text:style-name="P4">peers<text:line-break/>Handler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481cm" svg:height="0.962cm" svg:x="8.924cm" svg:y="12.87cm">
          <draw:text-box>
            <text:p>Current object</text:p>
          </draw:text-box>
        </draw:frame>
        <draw:frame draw:style-name="gr6" draw:text-style-name="P7" draw:layer="layout" svg:width="4.481cm" svg:height="0.962cm" svg:x="8.924cm" svg:y="10.07cm">
          <draw:text-box>
            <text:p>Current object</text:p>
          </draw:text-box>
        </draw:frame>
        <draw:frame draw:style-name="gr6" draw:text-style-name="P7" draw:layer="layout" svg:width="7.758cm" svg:height="2.384cm" svg:x="8.924cm" svg:y="5.77cm">
          <draw:text-box>
            <text:p>Chain storage<text:line-break/>read/write access<text:line-break/>storage agnostic interface</text:p>
          </draw:text-box>
        </draw:frame>
        <draw:custom-shape draw:style-name="gr22" draw:text-style-name="P3" draw:layer="layout" svg:width="15.875cm" svg:height="6.269cm" svg:x="2.397cm" svg:y="17.464cm">
          <text:p/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15.748cm" svg:height="0.962cm" svg:x="2.524cm" svg:y="23.778cm">
          <draw:text-box>
            <text:p>Chain Manager</text:p>
          </draw:text-box>
        </draw:frame>
        <draw:frame draw:style-name="gr6" draw:text-style-name="P7" draw:layer="layout" svg:width="6.488cm" svg:height="1.673cm" svg:x="2.867cm" svg:y="18.018cm">
          <draw:text-box>
            <text:p>→ digest_block(data)</text:p>
            <text:p>→ rollback(hash)</text:p>
          </draw:text-box>
        </draw:frame>
        <draw:custom-shape draw:style-name="gr24" draw:text-style-name="P3" draw:layer="layout" svg:width="15.875cm" svg:height="3.683cm" svg:x="2.397cm" svg:y="20.0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5.073cm" svg:height="1.673cm" svg:x="2.867cm" svg:y="21.019cm">
          <draw:text-box>
            <text:p>← get_block(height=None, mirror=False, full=False)</text:p>
            <text:p>...</text:p>
          </draw:text-box>
        </draw:frame>
      </draw:page>
      <draw:page draw:name="page4" draw:style-name="dp1" draw:master-page-name="Standard">
        <draw:custom-shape draw:style-name="gr25" draw:text-style-name="P3" draw:layer="layout" svg:width="15.875cm" svg:height="7.839cm" svg:x="2.397cm" svg:y="4.4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9.59cm" svg:height="2.413cm" svg:x="1cm" svg:y="1cm">
          <text:p text:style-name="P1"><text:span text:style-name="T1">Potential </text:span><text:span text:style-name="T1">helpers</text:span></text:p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15.748cm" svg:height="0.962cm" svg:x="2.397cm" svg:y="12.37cm">
          <draw:text-box>
            <text:p text:style-name="P4">Wallet</text:p>
          </draw:text-box>
        </draw:frame>
        <draw:frame draw:style-name="gr6" draw:text-style-name="P7" draw:layer="layout" svg:width="9.985cm" svg:height="3.806cm" svg:x="2.867cm" svg:y="4.919cm">
          <draw:text-box>
            <text:p>→ load(file)</text:p>
            <text:p>↔ <text:s/>sign(transaction)</text:p>
            <text:p>↔ decrypt(message)</text:p>
            <text:p>↔ status() Encrypted, unlocked…</text:p>
            <text:p>→ lock() unlock()</text:p>
          </draw:text-box>
        </draw:frame>
        <draw:frame draw:style-name="gr6" draw:text-style-name="P7" draw:layer="layout" svg:width="5.222cm" svg:height="1.673cm" svg:x="2.868cm" svg:y="9.919cm">
          <draw:text-box>
            <text:p>← get_address()</text:p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13:17:20.460875163</meta:creation-date>
    <meta:generator>LibreOffice/5.1.6.2$Linux_X86_64 LibreOffice_project/10m0$Build-2</meta:generator>
    <dc:date>2018-12-30T15:04:58.123408093</dc:date>
    <meta:editing-duration>PT1H47M35S</meta:editing-duration>
    <meta:editing-cycles>7</meta:editing-cycles>
    <meta:document-statistic meta:object-count="46"/>
  </office:meta>
</office:document-meta>
</file>